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I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0" table:default-cell-style-name="ce2"/>
        <table:table-column table:style-name="co4" table:number-columns-repeated="3" table:default-cell-style-name="ce2"/>
        <table:table-column table:style-name="co3" table:number-columns-repeated="4" table:default-cell-style-name="ce2"/>
        <table:table-column table:style-name="co4" table:number-columns-repeated="8" table:default-cell-style-name="ce2"/>
        <table:table-column table:style-name="co5" table:number-columns-repeated="973" table:default-cell-style-name="ce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" office:value-type="string" calcext:value-type="string" table:number-columns-spanned="1" table:number-rows-spanned="2">
            <text:p>nazwisko i imię</text:p>
          </table:table-cell>
          <table:table-cell table:style-name="ce8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8" office:value-type="string" calcext:value-type="string" table:number-columns-spanned="1" table:number-rows-spanned="2">
            <text:p>obecności</text:p>
          </table:table-cell>
          <table:table-cell table:style-name="ce8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3" table:style-name="ce1"/>
          <table:covered-table-cell table:number-columns-repeated="2" table:style-name="ce8"/>
          <table:covered-table-cell table:number-columns-repeated="2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czyk Adam</text:p>
          </table:table-cell>
          <table:table-cell table:style-name="ce1" office:value-type="float" office:value="95023" calcext:value-type="float">
            <text:p>95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UM([.D3];[.F3];[.H3];[.J3];[.L3];[.N3];[.P3];[.R3];[.T3];[.V3])/10" office:value-type="percentage" office:value="1" calcext:value-type="percentage">
            <text:p>10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3];[.Y3];[.Z3];[.AB3])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"/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bro Wojciech</text:p>
          </table:table-cell>
          <table:table-cell table:style-name="ce1" office:value-type="float" office:value="95024" calcext:value-type="float">
            <text:p>950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5" table:formula="of:=SUM([.D4];[.F4];[.H4];[.J4];[.L4];[.N4];[.P4];[.R4];[.T4];[.V4])/10" office:value-type="percentage" office:value="1" calcext:value-type="percentage">
            <text:p>10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X4];[.Y4];[.Z4];[.AB4])" office:value-type="float" office:value="29" calcext:value-type="float">
            <text:p>29</text:p>
          </table:table-cell>
          <table:table-cell table:style-name="ce6" office:value-type="string" calcext:value-type="string">
            <text:p>3,5(T2)</text:p>
          </table:table-cell>
          <table:table-cell table:style-name="ce1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odowski Jakub</text:p>
          </table:table-cell>
          <table:table-cell table:style-name="ce1" office:value-type="float" office:value="95212" calcext:value-type="float">
            <text:p>9521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5" table:formula="of:=SUM([.D5];[.F5];[.H5];[.J5];[.L5];[.N5];[.P5];[.R5];[.T5];[.V5])/10" office:value-type="percentage" office:value="0.9" calcext:value-type="percentage">
            <text:p>9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5];[.Y5];[.Z5];[.AB5])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ucki Aleksander</text:p>
          </table:table-cell>
          <table:table-cell table:style-name="ce1" office:value-type="float" office:value="95103" calcext:value-type="float">
            <text:p>9510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UM([.D6];[.F6];[.H6];[.J6];[.L6];[.N6];[.P6];[.R6];[.T6];[.V6])/10" office:value-type="percentage" office:value="0.8" calcext:value-type="percentage">
            <text:p>8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X6];[.Y6];[.Z6];[.AB6])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/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ederowicz Marlena</text:p>
          </table:table-cell>
          <table:table-cell table:style-name="ce1" office:value-type="float" office:value="92388" calcext:value-type="float">
            <text:p>92388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7];[.F7];[.H7];[.J7];[.L7];[.N7];[.P7];[.R7];[.T7];[.V7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7];[.Y7];[.Z7];[.AB7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ilipczak Marek</text:p>
          </table:table-cell>
          <table:table-cell table:style-name="ce1" office:value-type="float" office:value="95025" calcext:value-type="float">
            <text:p>9502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5" table:formula="of:=SUM([.D8];[.F8];[.H8];[.J8];[.L8];[.N8];[.P8];[.R8];[.T8];[.V8])/10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X8];[.Y8];[.Z8];[.AB8])" office:value-type="float" office:value="57" calcext:value-type="float">
            <text:p>57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" office:value-type="string" calcext:value-type="string">
            <text:p>3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asza Michał</text:p>
          </table:table-cell>
          <table:table-cell table:style-name="ce1" office:value-type="float" office:value="95026" calcext:value-type="float">
            <text:p>95026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9];[.F9];[.H9];[.J9];[.L9];[.N9];[.P9];[.R9];[.T9];[.V9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9];[.Y9];[.Z9];[.AB9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aśniewska Dorota</text:p>
          </table:table-cell>
          <table:table-cell table:style-name="ce1" office:value-type="float" office:value="95027" calcext:value-type="float">
            <text:p>95027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10];[.F10];[.H10];[.J10];[.L10];[.N10];[.P10];[.R10];[.T10];[.V10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0];[.Y10];[.Z10];[.AB10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awka Kamil</text:p>
          </table:table-cell>
          <table:table-cell table:style-name="ce1" office:value-type="float" office:value="91488" calcext:value-type="float">
            <text:p>91488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11];[.F11];[.H11];[.J11];[.L11];[.N11];[.P11];[.R11];[.T11];[.V11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1];[.Y11];[.Z11];[.AB11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Kogut Klaudia</text:p>
          </table:table-cell>
          <table:table-cell table:style-name="ce1" office:value-type="float" office:value="90416" calcext:value-type="float">
            <text:p>90416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12];[.F12];[.H12];[.J12];[.L12];[.N12];[.P12];[.R12];[.T12];[.V12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2];[.Y12];[.Z12];[.AB12])" office:value-type="float" office:value="0" calcext:value-type="float">
            <text:p>0</text:p>
          </table:table-cell>
          <table:table-cell table:style-name="ce6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ruk Szymon</text:p>
          </table:table-cell>
          <table:table-cell table:style-name="ce1" office:value-type="float" office:value="89285" calcext:value-type="float">
            <text:p>89285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1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5" table:formula="of:=SUM([.D13];[.F13];[.H13];[.J13];[.L13];[.N13];[.P13];[.R13];[.T13];[.V13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3];[.Y13];[.Z13];[.AB13])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wapis Jacek</text:p>
          </table:table-cell>
          <table:table-cell table:style-name="ce1" office:value-type="float" office:value="90744" calcext:value-type="float">
            <text:p>90744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14];[.F14];[.H14];[.J14];[.L14];[.N14];[.P14];[.R14];[.T14];[.V14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4];[.Y14];[.Z14];[.AB14])" office:value-type="float" office:value="0" calcext:value-type="float">
            <text:p>0</text:p>
          </table:table-cell>
          <table:table-cell table:style-name="ce6"/>
          <table:table-cell table:style-name="ce1"/>
          <table:table-cell table:style-name="ce6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ewicki Adrian</text:p>
          </table:table-cell>
          <table:table-cell table:style-name="ce1" office:value-type="float" office:value="79239" calcext:value-type="float">
            <text:p>79239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15];[.F15];[.H15];[.J15];[.L15];[.N15];[.P15];[.R15];[.T15];[.V15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5];[.Y15];[.Z15];[.AB15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Lewikowska Katarzyna</text:p>
          </table:table-cell>
          <table:table-cell table:style-name="ce1" office:value-type="float" office:value="90991" calcext:value-type="float">
            <text:p>909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16];[.F16];[.H16];[.J16];[.L16];[.N16];[.P16];[.R16];[.T16];[.V16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6];[.Y16];[.Z16];[.AB16])" office:value-type="float" office:value="0" calcext:value-type="float">
            <text:p>0</text:p>
          </table:table-cell>
          <table:table-cell table:style-name="ce6" office:value-type="string" calcext:value-type="string">
            <text:p>4p</text:p>
          </table:table-cell>
          <table:table-cell table:style-name="ce1" table:number-columns-repeated="3"/>
          <table:table-cell table:style-name="ce6" office:value-type="string" calcext:value-type="string">
            <text:p>4p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ciąg Mateusz</text:p>
          </table:table-cell>
          <table:table-cell table:style-name="ce1" office:value-type="float" office:value="95028" calcext:value-type="float">
            <text:p>950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5" table:formula="of:=SUM([.D17];[.F17];[.H17];[.J17];[.L17];[.N17];[.P17];[.R17];[.T17];[.V17])/10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X17];[.Y17];[.Z17];[.AB17])" office:value-type="float" office:value="80" calcext:value-type="float">
            <text:p>80</text:p>
          </table:table-cell>
          <table:table-cell table:style-name="ce4" office:value-type="float" office:value="4.5" calcext:value-type="float">
            <text:p>4,5</text:p>
          </table:table-cell>
          <table:table-cell table:style-name="ce1"/>
          <table:table-cell table:style-name="ce6"/>
          <table:table-cell table:style-name="ce1"/>
          <table:table-cell table:style-name="ce6" office:value-type="string" calcext:value-type="string">
            <text:p>4,5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siak Weronika</text:p>
          </table:table-cell>
          <table:table-cell table:style-name="ce1" office:value-type="float" office:value="88320" calcext:value-type="float">
            <text:p>8832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18];[.F18];[.H18];[.J18];[.L18];[.N18];[.P18];[.R18];[.T18];[.V18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8];[.Y18];[.Z18];[.AB18])" office:value-type="float" office:value="0" calcext:value-type="float">
            <text:p>0</text:p>
          </table:table-cell>
          <table:table-cell table:style-name="ce6" office:value-type="string" calcext:value-type="string">
            <text:p>4p</text:p>
          </table:table-cell>
          <table:table-cell table:style-name="ce1" table:number-columns-repeated="3"/>
          <table:table-cell table:style-name="ce6" office:value-type="string" calcext:value-type="string">
            <text:p>4p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aluch Kamil</text:p>
          </table:table-cell>
          <table:table-cell table:style-name="ce1" office:value-type="float" office:value="90489" calcext:value-type="float">
            <text:p>90489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19];[.F19];[.H19];[.J19];[.L19];[.N19];[.P19];[.R19];[.T19];[.V19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9];[.Y19];[.Z19];[.AB1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astuszka Bartosz</text:p>
          </table:table-cell>
          <table:table-cell table:style-name="ce1" office:value-type="float" office:value="95029" calcext:value-type="float">
            <text:p>95029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6" office:value-type="float" office:value="15" calcext:value-type="float">
            <text:p>15</text:p>
          </table:table-cell>
          <table:table-cell table:style-name="ce5" table:formula="of:=SUM([.D20];[.F20];[.H20];[.J20];[.L20];[.N20];[.P20];[.R20];[.T20];[.V20])/10" office:value-type="percentage" office:value="0.9" calcext:value-type="percentage">
            <text:p>9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0];[.Y20];[.Z20];[.AB20])" office:value-type="float" office:value="60" calcext:value-type="float">
            <text:p>60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iotrowski Kamil</text:p>
          </table:table-cell>
          <table:table-cell table:style-name="ce1" office:value-type="float" office:value="95030" calcext:value-type="float">
            <text:p>9503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table:formula="of:=SUM([.D21];[.F21];[.H21];[.J21];[.L21];[.N21];[.P21];[.R21];[.T21];[.V21])/10" office:value-type="percentage" office:value="0.9" calcext:value-type="percentage">
            <text:p>9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X21];[.Y21];[.Z21];[.AB21])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"/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ubak Dawid</text:p>
          </table:table-cell>
          <table:table-cell table:style-name="ce1" office:value-type="float" office:value="95031" calcext:value-type="float">
            <text:p>95031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22];[.F22];[.H22];[.J22];[.L22];[.N22];[.P22];[.R22];[.T22];[.V22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2];[.Y22];[.Z22];[.AB2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kuła Julia</text:p>
          </table:table-cell>
          <table:table-cell table:style-name="ce1" office:value-type="float" office:value="95032" calcext:value-type="float">
            <text:p>9503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UM([.D23];[.F23];[.H23];[.J23];[.L23];[.N23];[.P23];[.R23];[.T23];[.V23])/10" office:value-type="percentage" office:value="0.9" calcext:value-type="percentage">
            <text:p>9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3];[.Y23];[.Z23];[.AB23])" office:value-type="float" office:value="25" calcext:value-type="float">
            <text:p>25</text:p>
          </table:table-cell>
          <table:table-cell table:style-name="ce6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mulczyński Sławomir</text:p>
          </table:table-cell>
          <table:table-cell table:style-name="ce1" office:value-type="float" office:value="95033" calcext:value-type="float">
            <text:p>9503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24];[.F24];[.H24];[.J24];[.L24];[.N24];[.P24];[.R24];[.T24];[.V24])/10" office:value-type="percentage" office:value="0.3" calcext:value-type="percentage">
            <text:p>3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4];[.Y24];[.Z24];[.AB24])" office:value-type="float" office:value="0" calcext:value-type="float">
            <text:p>0</text:p>
          </table:table-cell>
          <table:table-cell table:style-name="ce6" office:value-type="string" calcext:value-type="string">
            <text:p>3,5p</text:p>
          </table:table-cell>
          <table:table-cell table:style-name="ce1" table:number-columns-repeated="3"/>
          <table:table-cell table:style-name="ce6" office:value-type="string" calcext:value-type="string">
            <text:p>3p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Urbańska Natalia</text:p>
          </table:table-cell>
          <table:table-cell table:style-name="ce1" office:value-type="float" office:value="95034" calcext:value-type="float">
            <text:p>950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25];[.F25];[.H25];[.J25];[.L25];[.N25];[.P25];[.R25];[.T25];[.V25])/10" office:value-type="percentage" office:value="0.3" calcext:value-type="percentage">
            <text:p>3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5];[.Y25];[.Z25];[.AB25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Wojcieszek Mateusz</text:p>
          </table:table-cell>
          <table:table-cell table:style-name="ce1" office:value-type="float" office:value="95131" calcext:value-type="float">
            <text:p>95131</text:p>
          </table:table-cell>
          <table:table-cell table:style-name="ce1" table:number-columns-repeated="1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26];[.F26];[.H26];[.J26];[.L26];[.N26];[.P26];[.R26];[.T26];[.V26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6];[.Y26];[.Z26];[.AB26])" office:value-type="float" office:value="0" calcext:value-type="float">
            <text:p>0</text:p>
          </table:table-cell>
          <table:table-cell table:style-name="ce6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Woś Monika</text:p>
          </table:table-cell>
          <table:table-cell table:style-name="ce1" office:value-type="float" office:value="89723" calcext:value-type="float">
            <text:p>897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5" table:formula="of:=SUM([.D27];[.F27];[.H27];[.J27];[.L27];[.N27];[.P27];[.R27];[.T27];[.V27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7];[.Y27];[.Z27];[.AB27])" office:value-type="float" office:value="0" calcext:value-type="float">
            <text:p>0</text:p>
          </table:table-cell>
          <table:table-cell table:style-name="ce6" office:value-type="string" calcext:value-type="string">
            <text:p>4,5p</text:p>
          </table:table-cell>
          <table:table-cell table:style-name="ce1"/>
          <table:table-cell table:style-name="ce6"/>
          <table:table-cell table:style-name="ce1"/>
          <table:table-cell table:style-name="ce6" office:value-type="string" calcext:value-type="string">
            <text:p>4,5p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Zając Bartosz</text:p>
          </table:table-cell>
          <table:table-cell table:style-name="ce1" office:value-type="float" office:value="95035" calcext:value-type="float">
            <text:p>9503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5" table:formula="of:=SUM([.D28];[.F28];[.H28];[.J28];[.L28];[.N28];[.P28];[.R28];[.T28];[.V28])/10" office:value-type="percentage" office:value="0.8" calcext:value-type="percentage">
            <text:p>8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8];[.Y28];[.Z28];[.AB28])" office:value-type="float" office:value="0" calcext:value-type="float">
            <text:p>0</text:p>
          </table:table-cell>
          <table:table-cell table:style-name="ce1" table:number-columns-repeated="2"/>
          <table:table-cell table:style-name="ce6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łotnik Tomasz</text:p>
          </table:table-cell>
          <table:table-cell table:style-name="ce1" office:value-type="float" office:value="90227" calcext:value-type="float">
            <text:p>9022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,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5" table:formula="of:=SUM([.D29];[.F29];[.H29];[.J29];[.L29];[.N29];[.P29];[.R29];[.T29];[.V29])/10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X29];[.Y29];[.Z29];[.AB29])" office:value-type="float" office:value="81" calcext:value-type="float">
            <text:p>81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3"/>
          <table:table-cell table:style-name="ce6" office:value-type="string" calcext:value-type="string">
            <text:p>3,5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wak Kamil</text:p>
          </table:table-cell>
          <table:table-cell table:style-name="ce1" table:number-columns-repeated="5"/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UM([.D30];[.F30];[.H30];[.J30];[.L30];[.N30];[.P30];[.R30];[.T30];[.V30])/10" office:value-type="percentage" office:value="0.8" calcext:value-type="percentage">
            <text:p>8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30];[.Y30];[.Z30];[.AB30])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ntoniak Mikołaj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,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table:number-columns-repeated="2"/>
          <table:table-cell table:style-name="ce5" table:formula="of:=SUM([.D31];[.F31];[.H31];[.J31];[.L31];[.N31];[.P31];[.R31];[.T31];[.V31])/10" office:value-type="percentage" office:value="0.5" calcext:value-type="percentage">
            <text:p>5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X31];[.Y31];[.Z31];[.AB31])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25"/>
          <table:table-cell table:style-name="ce5"/>
          <table:table-cell table:style-name="ce1" table:number-columns-repeated="2"/>
          <table:table-cell table:style-name="ce6"/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37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37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37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37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37"/>
          <table:table-cell table:number-columns-repeated="973"/>
        </table:table-row>
        <table:table-row table:style-name="ro1" table:number-rows-repeated="1048538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.00.0000</text:date>, <text:time style:data-style-name="N2" text:time-value="21:39:53.27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22:32:22.565000000</meta:creation-date>
    <dc:date>2023-02-13T21:44:37.545000000</dc:date>
    <meta:editing-duration>PT3H52M57S</meta:editing-duration>
    <meta:editing-cycles>91</meta:editing-cycles>
    <meta:generator>LibreOffice/6.0.5.2$Windows_X86_64 LibreOffice_project/54c8cbb85f300ac59db32fe8a675ff7683cd5a16</meta:generator>
    <meta:document-statistic meta:table-count="1" meta:cell-count="551" meta:object-count="0"/>
  </office:meta>
</office:document-meta>
</file>